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_5f_datiAnagrafici" style:display-name="Tab_datiAnagrafici" style:family="table">
      <style:table-properties style:width="19.399cm" table:align="left" style:may-break-between-rows="false" style:writing-mode="lr-tb"/>
    </style:style>
    <style:style style:name="Tab_5f_datiAnagrafici.A" style:display-name="Tab_datiAnagrafici.A" style:family="table-column">
      <style:table-column-properties style:column-width="1.792cm"/>
    </style:style>
    <style:style style:name="Tab_5f_datiAnagrafici.B" style:display-name="Tab_datiAnagrafici.B" style:family="table-column">
      <style:table-column-properties style:column-width="0.31cm"/>
    </style:style>
    <style:style style:name="Tab_5f_datiAnagrafici.C" style:display-name="Tab_datiAnagrafici.C" style:family="table-column">
      <style:table-column-properties style:column-width="6.189cm"/>
    </style:style>
    <style:style style:name="Tab_5f_datiAnagrafici.D" style:display-name="Tab_datiAnagrafici.D" style:family="table-column">
      <style:table-column-properties style:column-width="1.408cm"/>
    </style:style>
    <style:style style:name="Tab_5f_datiAnagrafici.E" style:display-name="Tab_datiAnagrafici.E" style:family="table-column">
      <style:table-column-properties style:column-width="0.379cm"/>
    </style:style>
    <style:style style:name="Tab_5f_datiAnagrafici.F" style:display-name="Tab_datiAnagrafici.F" style:family="table-column">
      <style:table-column-properties style:column-width="0.199cm"/>
    </style:style>
    <style:style style:name="Tab_5f_datiAnagrafici.G" style:display-name="Tab_datiAnagrafici.G" style:family="table-column">
      <style:table-column-properties style:column-width="1.427cm"/>
    </style:style>
    <style:style style:name="Tab_5f_datiAnagrafici.H" style:display-name="Tab_datiAnagrafici.H" style:family="table-column">
      <style:table-column-properties style:column-width="2.002cm"/>
    </style:style>
    <style:style style:name="Tab_5f_datiAnagrafici.I" style:display-name="Tab_datiAnagrafici.I" style:family="table-column">
      <style:table-column-properties style:column-width="0.773cm"/>
    </style:style>
    <style:style style:name="Tab_5f_datiAnagrafici.K" style:display-name="Tab_datiAnagrafici.K" style:family="table-column">
      <style:table-column-properties style:column-width="0.083cm"/>
    </style:style>
    <style:style style:name="Tab_5f_datiAnagrafici.L" style:display-name="Tab_datiAnagrafici.L" style:family="table-column">
      <style:table-column-properties style:column-width="0.51cm"/>
    </style:style>
    <style:style style:name="Tab_5f_datiAnagrafici.M" style:display-name="Tab_datiAnagrafici.M" style:family="table-column">
      <style:table-column-properties style:column-width="1.284cm"/>
    </style:style>
    <style:style style:name="Tab_5f_datiAnagrafici.N" style:display-name="Tab_datiAnagrafici.N" style:family="table-column">
      <style:table-column-properties style:column-width="1.041cm"/>
    </style:style>
    <style:style style:name="Tab_5f_datiAnagrafici.1" style:display-name="Tab_datiAnagrafici.1" style:family="table-row">
      <style:table-row-properties style:row-height="0.88cm"/>
    </style:style>
    <style:style style:name="Tab_5f_datiAnagrafici.A1" style:display-name="Tab_datiAnagrafici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_5f_datiAnagrafici.B1" style:display-name="Tab_datiAnagrafici.B1" style:family="table-cell">
      <style:table-cell-properties style:vertical-align="top" fo:padding-left="0.123cm" fo:padding-right="0.123cm" fo:padding-top="0cm" fo:padding-bottom="0cm" fo:border-left="none" fo:border-right="none" fo:border-top="0.035cm solid #000000" fo:border-bottom="0.018cm solid #000000" style:writing-mode="lr-tb"/>
    </style:style>
    <style:style style:name="Tab_5f_datiAnagrafici.N1" style:display-name="Tab_datiAnagrafici.N1" style:family="table-cell">
      <style:table-cell-properties style:vertical-align="top" fo:padding-left="0.123cm" fo:padding-right="0.123cm" fo:padding-top="0cm" fo:padding-bottom="0cm" fo:border-left="none" fo:border-right="0.035cm solid #000000" fo:border-top="0.035cm solid #000000" fo:border-bottom="0.018cm solid #000000" style:writing-mode="lr-tb"/>
    </style:style>
    <style:style style:name="Tab_5f_datiAnagrafici.A2" style:display-name="Tab_datiAnagrafici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_5f_datiAnagrafici.B2" style:display-name="Tab_datiAnagrafici.B2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_5f_datiAnagrafici.M2" style:display-name="Tab_datiAnagrafici.M2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_5f_datiAnagrafici.6" style:display-name="Tab_datiAnagrafici.6" style:family="table-row">
      <style:table-row-properties style:row-height="1.76cm"/>
    </style:style>
    <style:style style:name="Tab_5f_datiAnagrafici.A6" style:display-name="Tab_datiAnagrafici.A6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_5f_datiAnagrafici.C6.1" style:display-name="Tab_datiAnagrafici.C6.1" style:family="table-column">
      <style:table-column-properties style:column-width="17.297cm"/>
    </style:style>
    <style:style style:name="Tab_5f_datiAnagrafici.C6.1.1" style:display-name="Tab_datiAnagrafici.C6.1.1" style:family="table-cell">
      <style:table-cell-properties style:vertical-align="top" fo:padding-left="0.123cm" fo:padding-right="0.123cm" fo:padding-top="0cm" fo:padding-bottom="0cm" fo:border-left="none" fo:border-right="0.035cm solid #000000" fo:border-top="0.018cm solid #000000" fo:border-bottom="0.002cm solid #000000" style:writing-mode="lr-tb"/>
    </style:style>
    <style:style style:name="Tab_5f_datiAnagrafici.C6.1.2" style:display-name="Tab_datiAnagrafici.C6.1.2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Tab_5f_valutazioniPeriodiche" style:display-name="Tab_valutazioniPeriodiche" style:family="table">
      <style:table-properties style:width="19.42cm" table:align="left" style:writing-mode="lr-tb"/>
    </style:style>
    <style:style style:name="Tab_5f_valutazioniPeriodiche.A" style:display-name="Tab_valutazioniPeriodiche.A" style:family="table-column">
      <style:table-column-properties style:column-width="19.42cm"/>
    </style:style>
    <style:style style:name="Tab_5f_valutazioniPeriodiche.1" style:display-name="Tab_valutazioniPeriodiche.1" style:family="table-row">
      <style:table-row-properties style:row-height="0.88cm" style:keep-together="true"/>
    </style:style>
    <style:style style:name="Tab_5f_valutazioniPeriodiche.A1" style:display-name="Tab_valutazioniPeriodiche.A1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_5f_valutazioniPeriodiche.A2" style:display-name="Tab_valutazioniPeriodiche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02cm solid #000000" style:writing-mode="lr-tb"/>
    </style:style>
    <style:style style:name="Tab_5f_valutazioniPeriodiche.A7" style:display-name="Tab_valutazioniPeriodiche.A7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_5f_ruolo-reparto" style:display-name="Tab_ruolo-reparto" style:family="table">
      <style:table-properties style:width="19.42cm" table:align="left" style:writing-mode="lr-tb"/>
    </style:style>
    <style:style style:name="Tab_5f_ruolo-reparto.A" style:display-name="Tab_ruolo-reparto.A" style:family="table-column">
      <style:table-column-properties style:column-width="1.986cm"/>
    </style:style>
    <style:style style:name="Tab_5f_ruolo-reparto.B" style:display-name="Tab_ruolo-reparto.B" style:family="table-column">
      <style:table-column-properties style:column-width="17.434cm"/>
    </style:style>
    <style:style style:name="Tab_5f_ruolo-reparto.1" style:display-name="Tab_ruolo-reparto.1" style:family="table-row">
      <style:table-row-properties style:row-height="0.88cm" style:keep-together="true"/>
    </style:style>
    <style:style style:name="Tab_5f_ruolo-reparto.A1" style:display-name="Tab_ruolo-reparto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_5f_ruolo-reparto.B1" style:display-name="Tab_ruolo-reparto.B1" style:family="table-cell">
      <style:table-cell-properties style:vertical-align="top" fo:padding-left="0.123cm" fo:padding-right="0.123cm" fo:padding-top="0cm" fo:padding-bottom="0cm" fo:border-left="none" fo:border-right="0.035cm solid #000000" fo:border-top="0.035cm solid #000000" fo:border-bottom="0.018cm solid #000000" style:writing-mode="lr-tb"/>
    </style:style>
    <style:style style:name="Tab_5f_ruolo-reparto.A2" style:display-name="Tab_ruolo-reparto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_5f_ruolo-reparto.B2" style:display-name="Tab_ruolo-reparto.B2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Tab_5f_qualifiche" style:display-name="Tab_qualifiche" style:family="table">
      <style:table-properties style:width="19.42cm" table:align="left" style:writing-mode="lr-tb"/>
    </style:style>
    <style:style style:name="Tab_5f_qualifiche.A" style:display-name="Tab_qualifiche.A" style:family="table-column">
      <style:table-column-properties style:column-width="2.002cm"/>
    </style:style>
    <style:style style:name="Tab_5f_qualifiche.B" style:display-name="Tab_qualifiche.B" style:family="table-column">
      <style:table-column-properties style:column-width="17.418cm"/>
    </style:style>
    <style:style style:name="Tab_5f_qualifiche.1" style:display-name="Tab_qualifiche.1" style:family="table-row">
      <style:table-row-properties style:row-height="0.88cm"/>
    </style:style>
    <style:style style:name="Tab_5f_qualifiche.A1" style:display-name="Tab_qualifiche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_5f_qualifiche.B1" style:display-name="Tab_qualifiche.B1" style:family="table-cell">
      <style:table-cell-properties style:vertical-align="top" fo:padding-left="0.123cm" fo:padding-right="0.123cm" fo:padding-top="0cm" fo:padding-bottom="0cm" fo:border-left="none" fo:border-right="0.035cm solid #000000" fo:border-top="0.035cm solid #000000" fo:border-bottom="0.018cm solid #000000" style:writing-mode="lr-tb"/>
    </style:style>
    <style:style style:name="Tab_5f_qualifiche.A2" style:display-name="Tab_qualifiche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_5f_qualifiche.B2" style:display-name="Tab_qualifiche.B2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_5f_qualifiche.A6" style:display-name="Tab_qualifiche.A6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_5f_qualifiche.B6" style:display-name="Tab_qualifiche.B6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Tab_5f_variazioniRuolo" style:display-name="Tab_variazioniRuolo" style:family="table">
      <style:table-properties style:width="19.385cm" table:align="left" style:writing-mode="lr-tb"/>
    </style:style>
    <style:style style:name="Tab_5f_variazioniRuolo.A" style:display-name="Tab_variazioniRuolo.A" style:family="table-column">
      <style:table-column-properties style:column-width="2.566cm"/>
    </style:style>
    <style:style style:name="Tab_5f_variazioniRuolo.B" style:display-name="Tab_variazioniRuolo.B" style:family="table-column">
      <style:table-column-properties style:column-width="10.478cm"/>
    </style:style>
    <style:style style:name="Tab_5f_variazioniRuolo.C" style:display-name="Tab_variazioniRuolo.C" style:family="table-column">
      <style:table-column-properties style:column-width="6.341cm"/>
    </style:style>
    <style:style style:name="Tab_5f_variazioniRuolo.1" style:display-name="Tab_variazioniRuolo.1" style:family="table-row">
      <style:table-row-properties style:min-row-height="0.529cm"/>
    </style:style>
    <style:style style:name="Tab_5f_variazioniRuolo.A1" style:display-name="Tab_variazioniRuolo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_5f_variazioniRuolo.B1" style:display-name="Tab_variazioniRuolo.B1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_5f_variazioniRuolo.C1" style:display-name="Tab_variazioniRuolo.C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_5f_variazioniRuolo.2" style:display-name="Tab_variazioniRuolo.2" style:family="table-row">
      <style:table-row-properties style:row-height="0.651cm"/>
    </style:style>
    <style:style style:name="Tab_5f_variazioniRuolo.A2" style:display-name="Tab_variazioniRuolo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_5f_variazioniRuolo.B2" style:display-name="Tab_variazioniRuolo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_5f_variazioniRuolo.C2" style:display-name="Tab_variazioniRuolo.C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_5f_variazioniRuolo.A8" style:display-name="Tab_variazioniRuolo.A8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_5f_variazioniRuolo.B8" style:display-name="Tab_variazioniRuolo.B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_5f_variazioniRuolo.C8" style:display-name="Tab_variazioniRuolo.C8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Tab_5f_formazione" style:display-name="Tab_formazione" style:family="table">
      <style:table-properties style:width="19.385cm" table:align="left" style:writing-mode="lr-tb"/>
    </style:style>
    <style:style style:name="Tab_5f_formazione.A" style:display-name="Tab_formazione.A" style:family="table-column">
      <style:table-column-properties style:column-width="2.566cm"/>
    </style:style>
    <style:style style:name="Tab_5f_formazione.B" style:display-name="Tab_formazione.B" style:family="table-column">
      <style:table-column-properties style:column-width="10.478cm"/>
    </style:style>
    <style:style style:name="Tab_5f_formazione.C" style:display-name="Tab_formazione.C" style:family="table-column">
      <style:table-column-properties style:column-width="6.341cm"/>
    </style:style>
    <style:style style:name="Tab_5f_formazione.1" style:display-name="Tab_formazione.1" style:family="table-row">
      <style:table-row-properties style:min-row-height="0.476cm"/>
    </style:style>
    <style:style style:name="Tab_5f_formazione.A1" style:display-name="Tab_formazione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_5f_formazione.B1" style:display-name="Tab_formazione.B1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18cm solid #000000" style:writing-mode="lr-tb"/>
    </style:style>
    <style:style style:name="Tab_5f_formazione.C1" style:display-name="Tab_formazione.C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Tab_5f_formazione.2" style:display-name="Tab_formazione.2" style:family="table-row">
      <style:table-row-properties style:row-height="0.651cm"/>
    </style:style>
    <style:style style:name="Tab_5f_formazione.A2" style:display-name="Tab_formazione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_5f_formazione.B2" style:display-name="Tab_formazione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_5f_formazione.C2" style:display-name="Tab_formazione.C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_5f_formazione.A21" style:display-name="Tab_formazione.A21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_5f_formazione.B21" style:display-name="Tab_formazione.B2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_5f_formazione.C21" style:display-name="Tab_formazione.C2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Tab_5f_noteFinali" style:display-name="Tab_noteFinali" style:family="table">
      <style:table-properties style:width="19.385cm" table:align="left" style:writing-mode="lr-tb"/>
    </style:style>
    <style:style style:name="Tab_5f_noteFinali.A" style:display-name="Tab_noteFinali.A" style:family="table-column">
      <style:table-column-properties style:column-width="19.385cm"/>
    </style:style>
    <style:style style:name="Tab_5f_noteFinali.1" style:display-name="Tab_noteFinali.1" style:family="table-row">
      <style:table-row-properties style:row-height="0.651cm" style:keep-together="true"/>
    </style:style>
    <style:style style:name="Tab_5f_noteFinali.A1" style:display-name="Tab_noteFinali.A1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_5f_noteFinali.A2" style:display-name="Tab_noteFinali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02cm solid #000000" style:writing-mode="lr-tb"/>
    </style:style>
    <style:style style:name="Tab_5f_noteFinali.A3" style:display-name="Tab_noteFinali.A3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 style:master-page-name="First_20_Page">
      <style:paragraph-properties style:page-number="1"/>
    </style:style>
    <style:style style:name="P2" style:family="paragraph" style:parent-style-name="Frame_20_contents">
      <style:paragraph-properties fo:line-height="0.88cm"/>
      <style:text-properties fo:font-size="10pt" style:font-size-asian="10pt" style:font-size-complex="10pt"/>
    </style:style>
    <style:style style:name="P3" style:family="paragraph" style:parent-style-name="Header">
      <style:paragraph-properties fo:text-align="start" style:justify-single-word="false" style:snap-to-layout-grid="false">
        <style:tab-stops/>
      </style:paragraph-properties>
      <style:text-properties fo:font-size="10pt" style:font-size-asian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style:font-size-asian="10pt"/>
    </style:style>
    <style:style style:name="P6" style:family="paragraph" style:parent-style-name="Heading_20_7">
      <style:paragraph-properties fo:text-align="center" style:justify-single-word="false"/>
      <style:text-properties fo:font-size="12pt" style:font-size-asian="12pt"/>
    </style:style>
    <style:style style:name="P7" style:family="paragraph" style:parent-style-name="Heading_20_7">
      <style:paragraph-properties style:snap-to-layout-grid="false"/>
      <style:text-properties fo:font-weight="normal" style:font-weight-asian="normal" style:font-weight-complex="normal"/>
    </style:style>
    <style:style style:name="P8" style:family="paragraph" style:parent-style-name="Heading_20_7">
      <style:paragraph-properties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8pt" style:font-size-asian="8pt"/>
    </style:style>
    <style:style style:name="P11" style:family="paragraph" style:parent-style-name="Header">
      <style:paragraph-properties>
        <style:tab-stops/>
      </style:paragraph-properties>
    </style:style>
    <style:style style:name="P1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Header">
      <style:paragraph-properties style:snap-to-layout-grid="false"/>
      <style:text-properties fo:font-size="8pt" style:font-size-asian="8pt"/>
    </style:style>
    <style:style style:name="P14" style:family="paragraph" style:parent-style-name="Standard">
      <style:text-properties fo:font-size="8pt" style:font-size-asian="8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16" style:family="paragraph" style:parent-style-name="Standard">
      <style:text-properties fo:font-size="9pt" fo:font-weight="bold" style:font-size-asian="9pt" style:font-weight-asian="bold" style:font-weight-complex="bold"/>
    </style:style>
    <style:style style:name="P17" style:family="paragraph" style:parent-style-name="Heading_20_3">
      <style:text-properties fo:font-size="9pt" style:font-size-asian="9pt"/>
    </style:style>
    <style:style style:name="P18" style:family="paragraph" style:parent-style-name="Frame_20_contents">
      <style:paragraph-properties fo:line-height="0.651cm"/>
      <style:text-properties fo:font-size="8pt" style:font-size-asian="8pt" style:font-size-complex="8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0" fo:column-gap="0cm"/>
      </style:graphic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h text:style-name="Heading_20_5" text:outline-level="5"><draw:frame draw:style-name="fr1" draw:name="CorniceNoteAnagrafica" text:anchor-type="paragraph" svg:x="2.194cm" svg:y="4.904cm" svg:width="17.113cm" svg:height="1.704cm" draw:z-index="2"><draw:text-box><text:p text:style-name="P2">[dati.noteAnagrafica]</text:p></draw:text-box></draw:frame>DATI ANAGRAFICI</text:h>
      <table:table table:name="Tab_datiAnagrafici" table:style-name="Tab_5f_datiAnagrafici">
        <table:table-column table:style-name="Tab_5f_datiAnagrafici.A"/>
        <table:table-column table:style-name="Tab_5f_datiAnagrafici.B"/>
        <table:table-column table:style-name="Tab_5f_datiAnagrafici.C"/>
        <table:table-column table:style-name="Tab_5f_datiAnagrafici.D"/>
        <table:table-column table:style-name="Tab_5f_datiAnagrafici.E"/>
        <table:table-column table:style-name="Tab_5f_datiAnagrafici.F"/>
        <table:table-column table:style-name="Tab_5f_datiAnagrafici.G"/>
        <table:table-column table:style-name="Tab_5f_datiAnagrafici.H"/>
        <table:table-column table:style-name="Tab_5f_datiAnagrafici.I"/>
        <table:table-column table:style-name="Tab_5f_datiAnagrafici.H"/>
        <table:table-column table:style-name="Tab_5f_datiAnagrafici.K"/>
        <table:table-column table:style-name="Tab_5f_datiAnagrafici.L"/>
        <table:table-column table:style-name="Tab_5f_datiAnagrafici.M"/>
        <table:table-column table:style-name="Tab_5f_datiAnagrafici.N"/>
        <table:table-row table:style-name="Tab_5f_datiAnagrafici.1">
          <table:table-cell table:style-name="Tab_5f_datiAnagrafici.A1" office:value-type="string">
            <text:p text:style-name="P3">cognome <text:s text:c="153"/></text:p>
          </table:table-cell>
          <table:table-cell table:style-name="Tab_5f_datiAnagrafici.B1" table:number-columns-spanned="2" office:value-type="string">
            <text:p text:style-name="P3">[dati.cognome]</text:p>
          </table:table-cell>
          <table:covered-table-cell/>
          <table:table-cell table:style-name="Tab_5f_datiAnagrafici.B1" table:number-columns-spanned="2" office:value-type="string">
            <text:p text:style-name="P3">nome</text:p>
          </table:table-cell>
          <table:covered-table-cell/>
          <table:table-cell table:style-name="Tab_5f_datiAnagrafici.B1" table:number-columns-spanned="6" office:value-type="string">
            <text:p text:style-name="P3">[dati.nome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_5f_datiAnagrafici.B1" table:number-columns-spanned="2" office:value-type="string">
            <text:p text:style-name="P3">di anni</text:p>
          </table:table-cell>
          <table:covered-table-cell/>
          <table:table-cell table:style-name="Tab_5f_datiAnagrafici.N1" office:value-type="string">
            <text:p text:style-name="P3">[dati.eta]</text:p>
          </table:table-cell>
        </table:table-row>
        <table:table-row table:style-name="Tab_5f_datiAnagrafici.1">
          <table:table-cell table:style-name="Tab_5f_datiAnagrafici.A2" office:value-type="string">
            <text:p text:style-name="P4">nato a <text:s text:c="149"/></text:p>
            <text:p text:style-name="P5"/>
          </table:table-cell>
          <table:table-cell table:style-name="Tab_5f_datiAnagrafici.B2" table:number-columns-spanned="2" office:value-type="string">
            <text:p text:style-name="P3">[dati.nascitaLuogo]</text:p>
          </table:table-cell>
          <table:covered-table-cell/>
          <table:table-cell table:style-name="Tab_5f_datiAnagrafici.B2" table:number-columns-spanned="3" office:value-type="string">
            <text:p text:style-name="P4">provincia di</text:p>
          </table:table-cell>
          <table:covered-table-cell/>
          <table:covered-table-cell/>
          <table:table-cell table:style-name="Tab_5f_datiAnagrafici.B2" table:number-columns-spanned="5" office:value-type="string">
            <text:p text:style-name="P3">[dati.nascitaProvincia]</text:p>
          </table:table-cell>
          <table:covered-table-cell/>
          <table:covered-table-cell/>
          <table:covered-table-cell/>
          <table:covered-table-cell/>
          <table:table-cell table:style-name="Tab_5f_datiAnagrafici.B2" office:value-type="string">
            <text:p text:style-name="P4">il</text:p>
          </table:table-cell>
          <table:table-cell table:style-name="Tab_5f_datiAnagrafici.M2" table:number-columns-spanned="2" office:value-type="string">
            <text:p text:style-name="P3">[dati.nascitaData]</text:p>
          </table:table-cell>
          <table:covered-table-cell/>
        </table:table-row>
        <table:table-row table:style-name="Tab_5f_datiAnagrafici.1">
          <table:table-cell table:style-name="Tab_5f_datiAnagrafici.A2" table:number-columns-spanned="2" office:value-type="string">
            <text:p text:style-name="P4">residente nel comune di <text:s text:c="119"/></text:p>
            <text:p text:style-name="P5"/>
          </table:table-cell>
          <table:covered-table-cell/>
          <table:table-cell table:style-name="Tab_5f_datiAnagrafici.B2" table:number-columns-spanned="5" office:value-type="string">
            <text:p text:style-name="P3">[dati.residenzaComune]</text:p>
          </table:table-cell>
          <table:covered-table-cell/>
          <table:covered-table-cell/>
          <table:covered-table-cell/>
          <table:covered-table-cell/>
          <table:table-cell table:style-name="Tab_5f_datiAnagrafici.B2" office:value-type="string">
            <text:p text:style-name="P4">provincia di</text:p>
          </table:table-cell>
          <table:table-cell table:style-name="Tab_5f_datiAnagrafici.M2" table:number-columns-spanned="6" office:value-type="string">
            <text:p text:style-name="P3">[dati.residenzaProvincia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_5f_datiAnagrafici.1">
          <table:table-cell table:style-name="Tab_5f_datiAnagrafici.A2" table:number-columns-spanned="2" office:value-type="string">
            <text:p text:style-name="P4">in via <text:s text:c="149"/></text:p>
            <text:p text:style-name="P5"/>
          </table:table-cell>
          <table:covered-table-cell/>
          <table:table-cell table:style-name="Tab_5f_datiAnagrafici.B2" table:number-columns-spanned="7" office:value-type="string">
            <text:p text:style-name="P4">[dati.residenzaIndirizz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_5f_datiAnagrafici.B2" office:value-type="string">
            <text:p text:style-name="P4">C.A.P.</text:p>
          </table:table-cell>
          <table:table-cell table:style-name="Tab_5f_datiAnagrafici.M2" table:number-columns-spanned="4" office:value-type="string">
            <text:p text:style-name="P3">[dati.residenzaCap]</text:p>
          </table:table-cell>
          <table:covered-table-cell/>
          <table:covered-table-cell/>
          <table:covered-table-cell/>
        </table:table-row>
        <table:table-row table:style-name="Tab_5f_datiAnagrafici.1">
          <table:table-cell table:style-name="Tab_5f_datiAnagrafici.A2" table:number-columns-spanned="2" office:value-type="string">
            <text:p text:style-name="P5">assunto il: <text:s text:c="214"/></text:p>
          </table:table-cell>
          <table:covered-table-cell/>
          <table:table-cell table:style-name="Tab_5f_datiAnagrafici.B2" table:number-columns-spanned="2" office:value-type="string">
            <text:p text:style-name="P3">[dati.assunzioneData]</text:p>
          </table:table-cell>
          <table:covered-table-cell/>
          <table:table-cell table:style-name="Tab_5f_datiAnagrafici.B2" table:number-columns-spanned="3" office:value-type="string">
            <text:p text:style-name="P4">telefono N°</text:p>
            <text:p text:style-name="P4">cell. <text:s text:c="5"/>N°</text:p>
          </table:table-cell>
          <table:covered-table-cell/>
          <table:covered-table-cell/>
          <table:table-cell table:style-name="Tab_5f_datiAnagrafici.M2" table:number-columns-spanned="7" office:value-type="string">
            <text:p text:style-name="P3">[dati.telFisso]<text:line-break/>[dati.telCell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_5f_datiAnagrafici.6">
          <table:table-cell table:style-name="Tab_5f_datiAnagrafici.A6" table:number-columns-spanned="2" office:value-type="string">
            <text:p text:style-name="P4">note</text:p>
          </table:table-cell>
          <table:covered-table-cell/>
          <table:table-cell table:number-columns-spanned="12">
            <table:table table:is-sub-table="true">
              <table:table-column table:style-name="Tab_5f_datiAnagrafici.C6.1"/>
              <table:table-row table:style-name="Tab_5f_datiAnagrafici.1">
                <table:table-cell table:style-name="Tab_5f_datiAnagrafici.C6.1.1" office:value-type="string">
                  <text:p text:style-name="P4"/>
                </table:table-cell>
              </table:table-row>
              <table:table-row table:style-name="Tab_5f_datiAnagrafici.1">
                <table:table-cell table:style-name="Tab_5f_datiAnagrafici.C6.1.2" office:value-type="string">
                  <text:p text:style-name="P4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h text:style-name="Heading_20_5" text:outline-level="5">VALUTAZIONI PERIODICHE</text:h>
      <table:table table:name="Tab_valutazioniPeriodiche" table:style-name="Tab_5f_valutazioniPeriodiche">
        <table:table-column table:style-name="Tab_5f_valutazioniPeriodiche.A"/>
        <table:table-row table:style-name="Tab_5f_valutazioniPeriodiche.1">
          <table:table-cell table:style-name="Tab_5f_valutazioniPeriodiche.A1" office:value-type="string">
            <text:p text:style-name="P4"><draw:frame draw:style-name="fr1" draw:name="CorniceValutazioni" text:anchor-type="paragraph" svg:x="-0.023cm" svg:y="0.016cm" svg:width="19.207cm" svg:height="6.073cm" draw:z-index="0"><draw:text-box><text:p text:style-name="P2">[dati.valutazioni]</text:p></draw:text-box></draw:frame></text:p>
          </table:table-cell>
        </table:table-row>
        <table:table-row table:style-name="Tab_5f_valutazioniPeriodiche.1">
          <table:table-cell table:style-name="Tab_5f_valutazioniPeriodiche.A2" office:value-type="string">
            <text:p text:style-name="P4"/>
          </table:table-cell>
        </table:table-row>
        <table:table-row table:style-name="Tab_5f_valutazioniPeriodiche.1">
          <table:table-cell table:style-name="Tab_5f_valutazioniPeriodiche.A2" office:value-type="string">
            <text:p text:style-name="P4"/>
          </table:table-cell>
        </table:table-row>
        <table:table-row table:style-name="Tab_5f_valutazioniPeriodiche.1">
          <table:table-cell table:style-name="Tab_5f_valutazioniPeriodiche.A2" office:value-type="string">
            <text:p text:style-name="P4"/>
          </table:table-cell>
        </table:table-row>
        <table:table-row table:style-name="Tab_5f_valutazioniPeriodiche.1">
          <table:table-cell table:style-name="Tab_5f_valutazioniPeriodiche.A2" office:value-type="string">
            <text:p text:style-name="P4"/>
          </table:table-cell>
        </table:table-row>
        <table:table-row table:style-name="Tab_5f_valutazioniPeriodiche.1">
          <table:table-cell table:style-name="Tab_5f_valutazioniPeriodiche.A2" office:value-type="string">
            <text:p text:style-name="P4"/>
          </table:table-cell>
        </table:table-row>
        <table:table-row table:style-name="Tab_5f_valutazioniPeriodiche.1">
          <table:table-cell table:style-name="Tab_5f_valutazioniPeriodiche.A7" office:value-type="string">
            <text:p text:style-name="P4"/>
          </table:table-cell>
        </table:table-row>
      </table:table>
      <text:p text:style-name="Standard"/>
      <text:p text:style-name="Standard"/>
      <text:h text:style-name="P6" text:outline-level="7">COMPITI ED OBIETTIVI DI LAVORO ASSEGNATI</text:h>
      <table:table table:name="Tab_ruolo-reparto" table:style-name="Tab_5f_ruolo-reparto">
        <table:table-column table:style-name="Tab_5f_ruolo-reparto.A"/>
        <table:table-column table:style-name="Tab_5f_ruolo-reparto.B"/>
        <table:table-row table:style-name="Tab_5f_ruolo-reparto.1">
          <table:table-cell table:style-name="Tab_5f_ruolo-reparto.A1" office:value-type="string">
            <text:h text:style-name="P7" text:outline-level="7">Ruolo</text:h>
          </table:table-cell>
          <table:table-cell table:style-name="Tab_5f_ruolo-reparto.B1" office:value-type="string">
            <text:h text:style-name="P8" text:outline-level="7">[dati.ruolo]</text:h>
          </table:table-cell>
        </table:table-row>
        <table:table-row table:style-name="Tab_5f_ruolo-reparto.1">
          <table:table-cell table:style-name="Tab_5f_ruolo-reparto.A2" office:value-type="string">
            <text:p text:style-name="P9">Reparto</text:p>
            <text:p text:style-name="Standard"/>
          </table:table-cell>
          <table:table-cell table:style-name="Tab_5f_ruolo-reparto.B2" office:value-type="string">
            <text:h text:style-name="P8" text:outline-level="7">[dati.reparto]</text:h>
          </table:table-cell>
        </table:table-row>
      </table:table>
      <text:p text:style-name="Standard"/>
      <text:p text:style-name="Standard"/>
      <text:h text:style-name="Heading_20_5" text:outline-level="5">QUALIFICHE</text:h>
      <table:table table:name="Tab_qualifiche" table:style-name="Tab_5f_qualifiche">
        <table:table-column table:style-name="Tab_5f_qualifiche.A"/>
        <table:table-column table:style-name="Tab_5f_qualifiche.B"/>
        <table:table-row table:style-name="Tab_5f_qualifiche.1">
          <table:table-cell table:style-name="Tab_5f_qualifiche.A1" office:value-type="string">
            <text:p text:style-name="P10">Qualificato per:</text:p>
          </table:table-cell>
          <table:table-cell table:style-name="Tab_5f_qualifiche.B1" office:value-type="string">
            <text:p text:style-name="P10">[dati.qual1]</text:p>
          </table:table-cell>
        </table:table-row>
        <table:table-row table:style-name="Tab_5f_qualifiche.1">
          <table:table-cell table:style-name="Tab_5f_qualifiche.A2" office:value-type="string">
            <text:p text:style-name="P10">Qualificato per:</text:p>
          </table:table-cell>
          <table:table-cell table:style-name="Tab_5f_qualifiche.B2" office:value-type="string">
            <text:p text:style-name="P10">[dati.qual2]</text:p>
          </table:table-cell>
        </table:table-row>
        <table:table-row table:style-name="Tab_5f_qualifiche.1">
          <table:table-cell table:style-name="Tab_5f_qualifiche.A2" office:value-type="string">
            <text:p text:style-name="P10">Qualificato per:</text:p>
          </table:table-cell>
          <table:table-cell table:style-name="Tab_5f_qualifiche.B2" office:value-type="string">
            <text:p text:style-name="P10">[dati.qual3]</text:p>
          </table:table-cell>
        </table:table-row>
        <table:table-row table:style-name="Tab_5f_qualifiche.1">
          <table:table-cell table:style-name="Tab_5f_qualifiche.A2" office:value-type="string">
            <text:p text:style-name="P10">Qualificato per:</text:p>
          </table:table-cell>
          <table:table-cell table:style-name="Tab_5f_qualifiche.B2" office:value-type="string">
            <text:p text:style-name="P10">[dati.qual4]</text:p>
          </table:table-cell>
        </table:table-row>
        <table:table-row table:style-name="Tab_5f_qualifiche.1">
          <table:table-cell table:style-name="Tab_5f_qualifiche.A2" office:value-type="string">
            <text:p text:style-name="P10">Qualificato per:</text:p>
          </table:table-cell>
          <table:table-cell table:style-name="Tab_5f_qualifiche.B2" office:value-type="string">
            <text:p text:style-name="P10">[dati.qual5]</text:p>
          </table:table-cell>
        </table:table-row>
        <table:table-row table:style-name="Tab_5f_qualifiche.1">
          <table:table-cell table:style-name="Tab_5f_qualifiche.A6" office:value-type="string">
            <text:p text:style-name="P10">Qualificato per:</text:p>
          </table:table-cell>
          <table:table-cell table:style-name="Tab_5f_qualifiche.B6" office:value-type="string">
            <text:p text:style-name="P10"/>
          </table:table-cell>
        </table:table-row>
      </table:table>
      <text:p text:style-name="P11"/>
      <text:h text:style-name="Heading_20_5" text:outline-level="5"/>
      <text:h text:style-name="Heading_20_5" text:outline-level="5"/>
      <text:h text:style-name="Heading_20_5" text:outline-level="5">VARIAZIONI DI INCARICO / RUOLO</text:h>
      <table:table table:name="Tab_variazioniRuolo" table:style-name="Tab_5f_variazioniRuolo">
        <table:table-column table:style-name="Tab_5f_variazioniRuolo.A"/>
        <table:table-column table:style-name="Tab_5f_variazioniRuolo.B"/>
        <table:table-column table:style-name="Tab_5f_variazioniRuolo.C"/>
        <table:table-row table:style-name="Tab_5f_variazioniRuolo.1">
          <table:table-cell table:style-name="Tab_5f_variazioniRuolo.A1" office:value-type="string">
            <text:p text:style-name="P12">DATA</text:p>
          </table:table-cell>
          <table:table-cell table:style-name="Tab_5f_variazioniRuolo.B1" office:value-type="string">
            <text:p text:style-name="P12">INCARICO / RUOLO</text:p>
          </table:table-cell>
          <table:table-cell table:style-name="Tab_5f_variazioniRuolo.C1" office:value-type="string">
            <text:p text:style-name="P12">VALUTAZIONI - NOTE</text:p>
          </table:table-cell>
        </table:table-row>
        <table:table-row table:style-name="Tab_5f_variazioniRuolo.2">
          <table:table-cell table:style-name="Tab_5f_variazioniRuolo.A2" office:value-type="string">
            <text:p text:style-name="P13">[blkstor_1.Data;block=table:table-row;noerr]</text:p>
          </table:table-cell>
          <table:table-cell table:style-name="Tab_5f_variazioniRuolo.B2" office:value-type="string">
            <text:p text:style-name="P13">[blkstor_1.incarico;noerr][blkstor;block=table:table;serial]</text:p>
          </table:table-cell>
          <table:table-cell table:style-name="Tab_5f_variazioniRuolo.C2" office:value-type="string">
            <text:p text:style-name="P13">[blkstor_1.Note;noerr]</text:p>
          </table:table-cell>
        </table:table-row>
        <table:table-row table:style-name="Tab_5f_variazioniRuolo.2">
          <table:table-cell table:style-name="Tab_5f_variazioniRuolo.A2" office:value-type="string">
            <text:p text:style-name="P13">[blkstor_2.Data;block=table:table-row]</text:p>
          </table:table-cell>
          <table:table-cell table:style-name="Tab_5f_variazioniRuolo.B2" office:value-type="string">
            <text:p text:style-name="P13">[blkstor_2.incarico]</text:p>
          </table:table-cell>
          <table:table-cell table:style-name="Tab_5f_variazioniRuolo.C2" office:value-type="string">
            <text:p text:style-name="P13">[blkstor_2.Note]</text:p>
          </table:table-cell>
        </table:table-row>
        <table:table-row table:style-name="Tab_5f_variazioniRuolo.2">
          <table:table-cell table:style-name="Tab_5f_variazioniRuolo.A2" office:value-type="string">
            <text:p text:style-name="P13">[blkstor_3.Data;block=table:table-row]</text:p>
          </table:table-cell>
          <table:table-cell table:style-name="Tab_5f_variazioniRuolo.B2" office:value-type="string">
            <text:p text:style-name="P13">[blkstor_3.incarico]</text:p>
          </table:table-cell>
          <table:table-cell table:style-name="Tab_5f_variazioniRuolo.C2" office:value-type="string">
            <text:p text:style-name="P13">[blkstor_3.Note]</text:p>
          </table:table-cell>
        </table:table-row>
        <table:table-row table:style-name="Tab_5f_variazioniRuolo.2">
          <table:table-cell table:style-name="Tab_5f_variazioniRuolo.A2" office:value-type="string">
            <text:p text:style-name="P13">[blkstor_4.Data;block=table:table-row]</text:p>
          </table:table-cell>
          <table:table-cell table:style-name="Tab_5f_variazioniRuolo.B2" office:value-type="string">
            <text:p text:style-name="P13">[blkstor_4.incarico]</text:p>
          </table:table-cell>
          <table:table-cell table:style-name="Tab_5f_variazioniRuolo.C2" office:value-type="string">
            <text:p text:style-name="P13">[blkstor_4.Note]</text:p>
          </table:table-cell>
        </table:table-row>
        <table:table-row table:style-name="Tab_5f_variazioniRuolo.2">
          <table:table-cell table:style-name="Tab_5f_variazioniRuolo.A2" office:value-type="string">
            <text:p text:style-name="P13">[blkstor_5.Data;block=table:table-row]</text:p>
          </table:table-cell>
          <table:table-cell table:style-name="Tab_5f_variazioniRuolo.B2" office:value-type="string">
            <text:p text:style-name="P13">[blkstor_5.incarico]</text:p>
          </table:table-cell>
          <table:table-cell table:style-name="Tab_5f_variazioniRuolo.C2" office:value-type="string">
            <text:p text:style-name="P13">[blkstor_5.Note]</text:p>
          </table:table-cell>
        </table:table-row>
        <table:table-row table:style-name="Tab_5f_variazioniRuolo.2">
          <table:table-cell table:style-name="Tab_5f_variazioniRuolo.A2" office:value-type="string">
            <text:p text:style-name="P13">[blkstor_6.Data;block=table:table-row]</text:p>
          </table:table-cell>
          <table:table-cell table:style-name="Tab_5f_variazioniRuolo.B2" office:value-type="string">
            <text:p text:style-name="P13">[blkstor_6.incarico]</text:p>
          </table:table-cell>
          <table:table-cell table:style-name="Tab_5f_variazioniRuolo.C2" office:value-type="string">
            <text:p text:style-name="P13">[blkstor_6.Note]</text:p>
          </table:table-cell>
        </table:table-row>
        <table:table-row table:style-name="Tab_5f_variazioniRuolo.2">
          <table:table-cell table:style-name="Tab_5f_variazioniRuolo.A8" office:value-type="string">
            <text:p text:style-name="P13">[blkstor_7.Data;block=table:table-row]</text:p>
          </table:table-cell>
          <table:table-cell table:style-name="Tab_5f_variazioniRuolo.B8" office:value-type="string">
            <text:p text:style-name="P13">[blkstor_7.incarico]</text:p>
          </table:table-cell>
          <table:table-cell table:style-name="Tab_5f_variazioniRuolo.C8" office:value-type="string">
            <text:p text:style-name="P13">[blkstor_7.Note]</text:p>
          </table:table-cell>
        </table:table-row>
      </table:table>
      <text:p text:style-name="P14"/>
      <text:h text:style-name="Heading_20_5" text:outline-level="5"/>
      <text:h text:style-name="Heading_20_5" text:outline-level="5">FORMAZIONE / ADDESTRAMENTO</text:h>
      <table:table table:name="Tab_formazione" table:style-name="Tab_5f_formazione">
        <table:table-column table:style-name="Tab_5f_formazione.A"/>
        <table:table-column table:style-name="Tab_5f_formazione.B"/>
        <table:table-column table:style-name="Tab_5f_formazione.C"/>
        <table:table-row table:style-name="Tab_5f_formazione.1">
          <table:table-cell table:style-name="Tab_5f_formazione.A1" office:value-type="string">
            <text:p text:style-name="P15">DATA</text:p>
          </table:table-cell>
          <table:table-cell table:style-name="Tab_5f_formazione.B1" office:value-type="string">
            <text:p text:style-name="P15">ATTIVITA’ DI FORMAZIONE /ADDESTRAMENTO</text:p>
          </table:table-cell>
          <table:table-cell table:style-name="Tab_5f_formazione.C1" office:value-type="string">
            <text:p text:style-name="P15">VERIFICA DELL’EFFICACIA</text:p>
          </table:table-cell>
        </table:table-row>
        <table:table-row table:style-name="Tab_5f_formazione.2">
          <table:table-cell table:style-name="Tab_5f_formazione.A2" office:value-type="string">
            <text:p text:style-name="P13">[blkfor_1.for_data;block=table:table-row;noerr]</text:p>
          </table:table-cell>
          <table:table-cell table:style-name="Tab_5f_formazione.B2" office:value-type="string">
            <text:p text:style-name="P10">[blkfor_1.for_descrizione;noerr][blkfor;block=table:table;serial]</text:p>
          </table:table-cell>
          <table:table-cell table:style-name="Tab_5f_formazione.C2" office:value-type="string">
            <text:p text:style-name="P10">[blkfor_1.for_valutazione;noerr]</text:p>
          </table:table-cell>
        </table:table-row>
        <table:table-row table:style-name="Tab_5f_formazione.2">
          <table:table-cell table:style-name="Tab_5f_formazione.A2" office:value-type="string">
            <text:p text:style-name="P13">[blkfor_2.for_data;block=table:table-row]</text:p>
          </table:table-cell>
          <table:table-cell table:style-name="Tab_5f_formazione.B2" office:value-type="string">
            <text:p text:style-name="P10">[blkfor_2.for_descrizione]</text:p>
          </table:table-cell>
          <table:table-cell table:style-name="Tab_5f_formazione.C2" office:value-type="string">
            <text:p text:style-name="P10">[blkfor_2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3.for_data;block=table:table-row]</text:p>
          </table:table-cell>
          <table:table-cell table:style-name="Tab_5f_formazione.B2" office:value-type="string">
            <text:p text:style-name="P10">[blkfor_3.for_descrizione]</text:p>
          </table:table-cell>
          <table:table-cell table:style-name="Tab_5f_formazione.C2" office:value-type="string">
            <text:p text:style-name="P10">[blkfor_3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4.for_data;block=table:table-row]</text:p>
          </table:table-cell>
          <table:table-cell table:style-name="Tab_5f_formazione.B2" office:value-type="string">
            <text:p text:style-name="P10">[blkfor_4.for_descrizione]</text:p>
          </table:table-cell>
          <table:table-cell table:style-name="Tab_5f_formazione.C2" office:value-type="string">
            <text:p text:style-name="P10">[blkfor_4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5.for_data;block=table:table-row]</text:p>
          </table:table-cell>
          <table:table-cell table:style-name="Tab_5f_formazione.B2" office:value-type="string">
            <text:p text:style-name="P10">[blkfor_5.for_descrizione]</text:p>
          </table:table-cell>
          <table:table-cell table:style-name="Tab_5f_formazione.C2" office:value-type="string">
            <text:p text:style-name="P10">[blkfor_5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6.for_data;block=table:table-row]</text:p>
          </table:table-cell>
          <table:table-cell table:style-name="Tab_5f_formazione.B2" office:value-type="string">
            <text:p text:style-name="P10">[blkfor_6.for_descrizione]</text:p>
          </table:table-cell>
          <table:table-cell table:style-name="Tab_5f_formazione.C2" office:value-type="string">
            <text:p text:style-name="P10">[blkfor_6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7.for_data;block=table:table-row]</text:p>
          </table:table-cell>
          <table:table-cell table:style-name="Tab_5f_formazione.B2" office:value-type="string">
            <text:p text:style-name="P10">[blkfor_7.for_descrizione]</text:p>
          </table:table-cell>
          <table:table-cell table:style-name="Tab_5f_formazione.C2" office:value-type="string">
            <text:p text:style-name="P10">[blkfor_7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8.for_data;block=table:table-row]</text:p>
          </table:table-cell>
          <table:table-cell table:style-name="Tab_5f_formazione.B2" office:value-type="string">
            <text:p text:style-name="P10">[blkfor_8.for_descrizione]</text:p>
          </table:table-cell>
          <table:table-cell table:style-name="Tab_5f_formazione.C2" office:value-type="string">
            <text:p text:style-name="P10">[blkfor_8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9.for_data;block=table:table-row]</text:p>
          </table:table-cell>
          <table:table-cell table:style-name="Tab_5f_formazione.B2" office:value-type="string">
            <text:p text:style-name="P10">[blkfor_9.for_descrizione]</text:p>
          </table:table-cell>
          <table:table-cell table:style-name="Tab_5f_formazione.C2" office:value-type="string">
            <text:p text:style-name="P10">[blkfor_9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10.for_data;block=table:table-row]</text:p>
          </table:table-cell>
          <table:table-cell table:style-name="Tab_5f_formazione.B2" office:value-type="string">
            <text:p text:style-name="P10">[blkfor_10.for_descrizione]</text:p>
          </table:table-cell>
          <table:table-cell table:style-name="Tab_5f_formazione.C2" office:value-type="string">
            <text:p text:style-name="P10">[blkfor_10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11.for_data;block=table:table-row]</text:p>
          </table:table-cell>
          <table:table-cell table:style-name="Tab_5f_formazione.B2" office:value-type="string">
            <text:p text:style-name="P10">[blkfor_11.for_descrizione]</text:p>
          </table:table-cell>
          <table:table-cell table:style-name="Tab_5f_formazione.C2" office:value-type="string">
            <text:p text:style-name="P10">[blkfor_11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12.for_data;block=table:table-row]</text:p>
          </table:table-cell>
          <table:table-cell table:style-name="Tab_5f_formazione.B2" office:value-type="string">
            <text:p text:style-name="P10">[blkfor_12.for_descrizione]</text:p>
          </table:table-cell>
          <table:table-cell table:style-name="Tab_5f_formazione.C2" office:value-type="string">
            <text:p text:style-name="P10">[blkfor_12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13.for_data;block=table:table-row]</text:p>
          </table:table-cell>
          <table:table-cell table:style-name="Tab_5f_formazione.B2" office:value-type="string">
            <text:p text:style-name="P10">[blkfor_13.for_descrizione]</text:p>
          </table:table-cell>
          <table:table-cell table:style-name="Tab_5f_formazione.C2" office:value-type="string">
            <text:p text:style-name="P10">[blkfor_13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14.for_data;block=table:table-row]</text:p>
          </table:table-cell>
          <table:table-cell table:style-name="Tab_5f_formazione.B2" office:value-type="string">
            <text:p text:style-name="P10">[blkfor_14.for_descrizione]</text:p>
          </table:table-cell>
          <table:table-cell table:style-name="Tab_5f_formazione.C2" office:value-type="string">
            <text:p text:style-name="P10">[blkfor_14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15.for_data;block=table:table-row]</text:p>
          </table:table-cell>
          <table:table-cell table:style-name="Tab_5f_formazione.B2" office:value-type="string">
            <text:p text:style-name="P10">[blkfor_15.for_descrizione]</text:p>
          </table:table-cell>
          <table:table-cell table:style-name="Tab_5f_formazione.C2" office:value-type="string">
            <text:p text:style-name="P10">[blkfor_15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16.for_data;block=table:table-row]</text:p>
          </table:table-cell>
          <table:table-cell table:style-name="Tab_5f_formazione.B2" office:value-type="string">
            <text:p text:style-name="P10">[blkfor_16.for_descrizione]</text:p>
          </table:table-cell>
          <table:table-cell table:style-name="Tab_5f_formazione.C2" office:value-type="string">
            <text:p text:style-name="P10">[blkfor_16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17.for_data;block=table:table-row]</text:p>
          </table:table-cell>
          <table:table-cell table:style-name="Tab_5f_formazione.B2" office:value-type="string">
            <text:p text:style-name="P10">[blkfor_17.for_descrizione]</text:p>
          </table:table-cell>
          <table:table-cell table:style-name="Tab_5f_formazione.C2" office:value-type="string">
            <text:p text:style-name="P10">[blkfor_17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18.for_data;block=table:table-row]</text:p>
          </table:table-cell>
          <table:table-cell table:style-name="Tab_5f_formazione.B2" office:value-type="string">
            <text:p text:style-name="P10">[blkfor_18.for_descrizione]</text:p>
          </table:table-cell>
          <table:table-cell table:style-name="Tab_5f_formazione.C2" office:value-type="string">
            <text:p text:style-name="P10">[blkfor_18.for_valutazione]</text:p>
          </table:table-cell>
        </table:table-row>
        <table:table-row table:style-name="Tab_5f_formazione.2">
          <table:table-cell table:style-name="Tab_5f_formazione.A2" office:value-type="string">
            <text:p text:style-name="P13">[blkfor_19.for_data;block=table:table-row]</text:p>
          </table:table-cell>
          <table:table-cell table:style-name="Tab_5f_formazione.B2" office:value-type="string">
            <text:p text:style-name="P10">[blkfor_19.for_descrizione]</text:p>
          </table:table-cell>
          <table:table-cell table:style-name="Tab_5f_formazione.C2" office:value-type="string">
            <text:p text:style-name="P10">[blkfor_19.for_valutazione]</text:p>
          </table:table-cell>
        </table:table-row>
        <table:table-row table:style-name="Tab_5f_formazione.2">
          <table:table-cell table:style-name="Tab_5f_formazione.A21" office:value-type="string">
            <text:p text:style-name="P13">[blkfor_20.for_data;block=table:table-row]</text:p>
          </table:table-cell>
          <table:table-cell table:style-name="Tab_5f_formazione.B21" office:value-type="string">
            <text:p text:style-name="P10">[blkfor_20.for_descrizione]</text:p>
          </table:table-cell>
          <table:table-cell table:style-name="Tab_5f_formazione.C21" office:value-type="string">
            <text:p text:style-name="P10">[blkfor_20.for_valutazione]</text:p>
          </table:table-cell>
        </table:table-row>
      </table:table>
      <text:p text:style-name="Caption">Allegare alla presente copia degli attestati consegnati al partecipante</text:p>
      <text:p text:style-name="P16"/>
      <text:p text:style-name="P16"/>
      <text:h text:style-name="P17" text:outline-level="3">NOTE</text:h>
      <table:table table:name="Tab_noteFinali" table:style-name="Tab_5f_noteFinali">
        <table:table-column table:style-name="Tab_5f_noteFinali.A"/>
        <table:table-row table:style-name="Tab_5f_noteFinali.1">
          <table:table-cell table:style-name="Tab_5f_noteFinali.A1" office:value-type="string">
            <text:p text:style-name="P10"><draw:frame draw:style-name="fr1" draw:name="CorniceNoteFinali" text:anchor-type="paragraph" svg:x="0.012cm" svg:y="0.019cm" svg:width="19.119cm" svg:height="1.852cm" draw:z-index="1"><draw:text-box><text:p text:style-name="P18">[dati.noteFinali]</text:p></draw:text-box></draw:frame></text:p>
          </table:table-cell>
        </table:table-row>
        <table:table-row table:style-name="Tab_5f_noteFinali.1">
          <table:table-cell table:style-name="Tab_5f_noteFinali.A2" office:value-type="string">
            <text:p text:style-name="P10"/>
          </table:table-cell>
        </table:table-row>
        <table:table-row table:style-name="Tab_5f_noteFinali.1">
          <table:table-cell table:style-name="Tab_5f_noteFinali.A3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DejaVu Serif" fo:font-size="12pt" fo:language="it" fo:country="IT" style:font-name-asian="DejaVu Sans1" style:font-size-asian="12pt" style:language-asian="it" style:country-asian="IT" style:font-name-complex="DejaVu Sans1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size="9pt" fo:font-weight="bold" style:font-size-asian="9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style:line-height-at-least="0.423cm" fo:text-align="center" style:justify-single-word="false" fo:hyphenation-ladder-count="no-limit"/>
      <style:text-properties fo:font-size="16pt" fo:letter-spacing="-0.005cm" fo:font-weight="bold" style:font-size-asian="16pt" style:font-weight-asian="bold" style:font-weight-complex="bold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age_20_Number" style:display-name="Page Number" style:family="text" style:parent-style-name="Carattere_20_predefinito_20_paragrafo"/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9.385cm" table:align="left" style:writing-mode="lr-tb"/>
    </style:style>
    <style:style style:name="Tabella8.A" style:family="table-column">
      <style:table-column-properties style:column-width="4.763cm"/>
    </style:style>
    <style:style style:name="Tabella8.B" style:family="table-column">
      <style:table-column-properties style:column-width="9.525cm"/>
    </style:style>
    <style:style style:name="Tabella8.C" style:family="table-column">
      <style:table-column-properties style:column-width="5.098cm"/>
    </style:style>
    <style:style style:name="Tabella8.1" style:family="table-row">
      <style:table-row-properties style:keep-together="false"/>
    </style:style>
    <style:style style:name="Tabella8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8.C1.1" style:family="table-row">
      <style:table-row-properties style:min-row-height="0.614cm" style:keep-together="false"/>
    </style:style>
    <style:style style:name="Tabella8.C1.1.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8.C1.2" style:family="table-row">
      <style:table-row-properties style:min-row-height="0.626cm" style:keep-together="false"/>
    </style:style>
    <style:style style:name="Tabella8.C1.1.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8.C1.3" style:family="table-row">
      <style:table-row-properties style:min-row-height="0.623cm" style:keep-together="false"/>
    </style:style>
    <style:style style:name="Tabella9" style:family="table">
      <style:table-properties style:width="19.385cm" table:align="left" style:writing-mode="lr-tb"/>
    </style:style>
    <style:style style:name="Tabella9.A" style:family="table-column">
      <style:table-column-properties style:column-width="4.763cm"/>
    </style:style>
    <style:style style:name="Tabella9.B" style:family="table-column">
      <style:table-column-properties style:column-width="9.525cm"/>
    </style:style>
    <style:style style:name="Tabella9.C" style:family="table-column">
      <style:table-column-properties style:column-width="5.098cm"/>
    </style:style>
    <style:style style:name="Tabella9.1" style:family="table-row">
      <style:table-row-properties style:keep-together="false"/>
    </style:style>
    <style:style style:name="Tabella9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9.C1.1" style:family="table-row">
      <style:table-row-properties style:min-row-height="0.614cm" style:keep-together="false"/>
    </style:style>
    <style:style style:name="Tabella9.C1.1.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9.C1.2" style:family="table-row">
      <style:table-row-properties style:min-row-height="0.626cm" style:keep-together="false"/>
    </style:style>
    <style:style style:name="Tabella9.C1.1.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9.C1.3" style:family="table-row">
      <style:table-row-properties style:min-row-height="0.623cm" style:keep-together="false"/>
    </style:style>
    <style:style style:name="P1" style:family="paragraph" style:parent-style-name="Header">
      <style:paragraph-properties fo:margin-left="0cm" fo:margin-right="-11.553cm" fo:text-indent="0cm" style:auto-text-indent="false" style:snap-to-layout-grid="false"/>
    </style:style>
    <style:style style:name="P2" style:family="paragraph" style:parent-style-name="Header">
      <style:paragraph-properties fo:text-align="center" style:justify-single-word="false"/>
      <style:text-properties fo:font-size="20pt" style:font-size-asian="2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Heading_20_1">
      <style:paragraph-properties style:snap-to-layout-grid="false"/>
    </style:style>
    <style:style style:name="P7" style:family="paragraph" style:parent-style-name="Heading_20_3">
      <style:paragraph-properties style:snap-to-layout-grid="fals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Header">
      <style:text-properties fo:font-size="1pt" fo:language="en" fo:country="GB" style:font-size-asian="1pt"/>
    </style:style>
    <style:style style:name="T1" style:family="text">
      <style:text-properties fo:language="en" fo:country="GB"/>
    </style:style>
    <style:style style:name="T2" style:family="text">
      <style:text-properties fo:font-size="14pt" fo:language="en" fo:country="GB" style:font-size-asian="14pt"/>
    </style:style>
    <style:style style:name="T3" style:family="text" style:parent-style-name="Page_20_Number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1.001cm" fo:page-height="29.7cm" style:num-format="1" style:print-orientation="portrait" fo:margin-top="0.801cm" fo:margin-bottom="1.6cm" fo:margin-left="0.801cm" fo:margin-right="0.8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0.801cm" fo:margin-bottom="1.501cm" fo:margin-left="0.801cm" fo:margin-right="0.8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 table:style-name="Tabella8.1">
            <table:table-cell table:style-name="Tabella8.A1" office:value-type="string">
              <text:p text:style-name="P1"/>
              <text:p text:style-name="P2">&lt;NomeDitta&gt;</text:p>
              <text:p text:style-name="Header"/>
            </table:table-cell>
            <table:table-cell table:style-name="Tabella8.A1" office:value-type="string">
              <text:p text:style-name="P3"/>
              <text:p text:style-name="P4">SCHEDA INDIVIDUALE</text:p>
              <text:p text:style-name="P5"/>
            </table:table-cell>
            <table:table-cell>
              <table:table table:is-sub-table="true">
                <table:table-column table:style-name="Tabella8.C"/>
                <table:table-row table:style-name="Tabella8.C1.1">
                  <table:table-cell table:style-name="Tabella8.C1.1.1" office:value-type="string">
                    <text:h text:style-name="P6" text:outline-level="1">MOD. 1.001</text:h>
                  </table:table-cell>
                </table:table-row>
                <table:table-row table:style-name="Tabella8.C1.2">
                  <table:table-cell table:style-name="Tabella8.C1.1.2" office:value-type="string">
                    <text:h text:style-name="P7" text:outline-level="3">Rev. 0 <text:s/>Del 14-01-07</text:h>
                  </table:table-cell>
                </table:table-row>
                <table:table-row table:style-name="Tabella8.C1.3">
                  <table:table-cell table:style-name="Tabella8.C1.1.2" office:value-type="string">
                    <text:p text:style-name="P8"><text:span text:style-name="T1">Pag</text:span><text:span text:style-name="T2">. </text:span><text:span text:style-name="T3"><text:page-number text:select-page="current">2</text:page-number></text:span><text:span text:style-name="T3"> <text:s text:c="2"/></text:span><text:span text:style-name="Page_20_Number"><text:s/>Di <text:s text:c="2"/></text:span><text:span text:style-name="T3"><text:page-count style:num-format="1">2</text:page-count></text:span></text:p>
                  </table:table-cell>
                </table:table-row>
              </table:table>
            </table:table-cell>
          </table:table-row>
        </table:table>
        <text:p text:style-name="P9"/>
      </style:header>
    </style:master-page>
    <style:master-page style:name="First_20_Page" style:display-name="First Page" style:page-layout-name="pm2" style:next-style-name="Standard">
      <style:header>
        <table:table table:name="Tabella9" table:style-name="Tabella9">
          <table:table-column table:style-name="Tabella9.A"/>
          <table:table-column table:style-name="Tabella9.B"/>
          <table:table-column table:style-name="Tabella9.C"/>
          <table:table-row table:style-name="Tabella9.1">
            <table:table-cell table:style-name="Tabella9.A1" office:value-type="string">
              <text:p text:style-name="P1"/>
              <text:p text:style-name="P2">&lt;NomeDitta&gt;</text:p>
              <text:p text:style-name="Header"/>
            </table:table-cell>
            <table:table-cell table:style-name="Tabella9.A1" office:value-type="string">
              <text:p text:style-name="P3"/>
              <text:p text:style-name="P4">SCHEDA INDIVIDUALE</text:p>
              <text:p text:style-name="P5"/>
            </table:table-cell>
            <table:table-cell>
              <table:table table:is-sub-table="true">
                <table:table-column table:style-name="Tabella9.C"/>
                <table:table-row table:style-name="Tabella9.C1.1">
                  <table:table-cell table:style-name="Tabella9.C1.1.1" office:value-type="string">
                    <text:h text:style-name="P6" text:outline-level="1">MOD. 1.001</text:h>
                  </table:table-cell>
                </table:table-row>
                <table:table-row table:style-name="Tabella9.C1.2">
                  <table:table-cell table:style-name="Tabella9.C1.1.2" office:value-type="string">
                    <text:h text:style-name="P7" text:outline-level="3">Rev. 0 <text:s/>Del 14-01-07</text:h>
                  </table:table-cell>
                </table:table-row>
                <table:table-row table:style-name="Tabella9.C1.3">
                  <table:table-cell table:style-name="Tabella9.C1.1.2" office:value-type="string">
                    <text:p text:style-name="P8"><text:span text:style-name="T1">Pag</text:span><text:span text:style-name="T2">. </text:span><text:span text:style-name="T3"><text:page-number text:select-page="current">2</text:page-number></text:span><text:span text:style-name="T3"> <text:s text:c="2"/></text:span><text:span text:style-name="Page_20_Number"><text:s/>Di <text:s text:c="2"/></text:span><text:span text:style-name="T3"><text:page-count style:num-format="1">2</text:page-count></text:span></text:p>
                  </table:table-cell>
                </table:table-row>
              </table:table>
            </table:table-cell>
          </table:table-row>
        </table:table>
        <text:p text:style-name="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dc:title>INIZIO  TESTO</dc:title>
    <meta:initial-creator>Stival</meta:initial-creator>
    <meta:creation-date>2003-05-28T14:09:00</meta:creation-date>
    <dc:date>2007-01-29T11:40:20</dc:date>
    <meta:print-date>2006-08-25T17:00:10</meta:print-date>
    <dc:language>it-IT</dc:language>
    <meta:editing-cycles>81</meta:editing-cycles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2" meta:paragraph-count="149" meta:word-count="554" meta:character-count="4385"/>
  </office:meta>
</office:document-meta>
</file>